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style:style style:name="P3" style:family="paragraph" style:parent-style-name="Preformatted_20_Text">
      <style:paragraph-properties fo:margin-top="0in" fo:margin-bottom="0.1965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ingebaute Funktionen („Built-in Functions“)</text:h>
      <text:p text:style-name="Text_20_body">Eine Frage ist immer, welche Methoden und Klassen enthält ein Paket? Was gibt es bereits an Funktionen und kann sehr einfach genutzt werden, ohne dass man das Rad neu erfinden muss? Auch was ist bereits vorhanden und muss bzw. muss nicht importiert werden</text:p>
      <text:p text:style-name="Text_20_body">Über <text:span text:style-name="Source_20_Text">dir</text:span> haben wir eine mächtige Funktion, die uns eine Liste der Attribute und Methoden von jedem Objekt zurückliefert.</text:p>
      <text:list xml:id="list1338406506" text:style-name="L1">
        <text:list-item>
          <text:p text:style-name="P2">bei Klassen-Objekten wird eine Liste von Namen aller validen Attribute (und auch Basis-Attribute) zurück übergeben </text:p>
        </text:list-item>
        <text:list-item>
          <text:p text:style-name="P2">bei Modulen (Library-Objekten) wird eine Liste der Namen von allen Attributen, die in dem Modul vorhanden sind. </text:p>
        </text:list-item>
        <text:list-item>
          <text:p text:style-name="P1">wenn kein Parameter angegeben wird, wird eine Liste von Namen des aktuellen lokalen Geltungsbereichs/Namensbereich („local scope“) zurückgeliefert </text:p>
        </text:list-item>
      </text:list>
      <text:p text:style-name="Text_20_body">Das letzte Verhalten machen wir uns zunutze.</text:p>
      <text:p text:style-name="P3"><text:span text:style-name="Source_20_Text">&gt;&gt;&gt; dir()</text:span></text:p>
      <text:p text:style-name="Text_20_body">Als Rückmeldung erhalten wir:</text:p>
      <text:p text:style-name="Text_20_body">['__annotations__', '__builtins__', '__doc__', '__loader__', '__name__', '__package__', '__spec__'] </text:p>
      <text:p text:style-name="Text_20_body">Mehr Informationen (Anmerkung: In Python 2.7 wurde noch bedeutend weniger bzw. anders ausgegeben) erhalten wir über die bereits enthaltenen Funktionen und Typen von Python mit</text:p>
      <text:p text:style-name="P3"><text:span text:style-name="Source_20_Text">dir(__builtins__)</text:span></text:p>
      <text:p text:style-name="Text_20_body">Als Ergebnis erhalten wir:</text:p>
      <text:p text:style-name="Text_20_body">&gt;&gt;&gt; dir(__builtins__)</text:p>
      <text:p text:style-name="Text_20_body">['ArithmeticError', 'AssertionError', 'AttributeError', 'BaseException', 'BlockingIOError', 'BrokenPipeError', 'BufferError', 'BytesWarning', 'ChildProcessError', 'ConnectionAbortedError', 'ConnectionError', 'ConnectionRefusedError', 'ConnectionResetError', 'DeprecationWarning', 'EOFError', 'Ellipsis', 'EnvironmentError', 'Exception', 'False', 'FileExistsError', 'FileNotFoundError', 'FloatingPointError', 'FutureWarning', 'GeneratorExit', 'IOError', 'ImportError', 'ImportWarning', 'IndentationError', 'IndexError', 'InterruptedError', 'IsADirectoryError', 'KeyError', 'KeyboardInterrupt', 'LookupError', 'MemoryError', 'ModuleNotFoundError', 'NameError', 'None', 'NotADirectoryError', 'NotImplemented', 'NotImplementedError', 'OSError', 'OverflowError', 'PendingDeprecationWarning', 'PermissionError', 'ProcessLookupError', 'RecursionError', 'ReferenceError', 'ResourceWarning', 'RuntimeError', 'RuntimeWarning', 'StopAsyncIteration', 'StopIteration', 'SyntaxError', 'SyntaxWarning', 'SystemError', 'SystemExit', 'TabError', 'TimeoutError', 'True', 'TypeError', 'UnboundLocalError', 'UnicodeDecodeError', 'UnicodeEncodeError', 'UnicodeError', 'UnicodeTranslateError', 'UnicodeWarning', 'UserWarning', 'ValueError', 'Warning', 'ZeroDivisionError', '_', '__build_class__', '__debug__', '__doc__', '__import__', '__loader__', '__name__', '__package__', '__spec__', 'abs', 'all', 'any', 'ascii', 'bin', 'bool', 'breakpoint', 'bytearray', 'bytes', 'callable', 'chr', 'classmethod', 'compile', 'complex', 'copyright', 'credits', 'delattr', 'dict', 'dir', 'divmod', 'enumerate', 'eval', 'exec', 'exit', 'filter', 'float', 'format', <text:soft-page-break/>'frozenset', 'getattr', 'globals', 'hasattr', 'hash', 'help', 'hex', 'id', 'input', 'int', 'isinstance', 'issubclass', 'iter', 'len', 'license', 'list', 'locals', 'map', 'max', 'memoryview', 'min', 'next', 'object', 'oct', 'open', 'ord', 'pow', 'print', 'property', 'quit', 'range', 'repr', 'reversed', 'round', 'set', 'setattr', 'slice', 'sorted', 'staticmethod', 'str', 'sum', 'super', 'tuple', 'type', 'vars', 'zip']</text:p>
      <text:p text:style-name="Text_20_body">Mehr über die einzelnen Objekte zu erfahren nutzt man die Anweisung <text:span text:style-name="Source_20_Text">help</text:span></text:p>
      <text:p text:style-name="Text_20_body">Möchte man also mehr über die print-Funktion erfahren, gibt man einfach ein:</text:p>
      <text:p text:style-name="P3"><text:span text:style-name="Source_20_Text">help(print)</text:span></text:p>
      <text:p text:style-name="Text_20_body">Als Ausgabe erfolgt:</text:p>
      <text:p text:style-name="Text_20_body">&gt;&gt;&gt; help(print)</text:p>
      <text:p text:style-name="Text_20_body">Help on built-in function print in module builtins:</text:p>
      <text:p text:style-name="Text_20_body">print(...)</text:p>
      <text:p text:style-name="Text_20_body">print(value, ..., sep=' ', end='</text:p>
      <text:p text:style-name="Text_20_body">', file=sys.stdout, flush=False)</text:p>
      <text:p text:style-name="Text_20_body">Prints the values to a stream, or to sys.stdout by default.</text:p>
      <text:p text:style-name="Text_20_body">Optional keyword arguments:</text:p>
      <text:p text:style-name="Text_20_body">file: a file-like object (stream); defaults to the current sys.stdout.</text:p>
      <text:p text:style-name="Text_20_body">sep: string inserted between values, default a space.</text:p>
      <text:p text:style-name="Text_20_body">end: string appended after the last value, default a newline.</text:p>
      <text:p text:style-name="Text_20_body">flush: whether to forcibly flush the stream.</text:p>
      <text:p text:style-name="Text_20_body">Die erste Linie zeigt einem, aus welchem Modul diese Funktion ist – im Fall von <text:span text:style-name="Source_20_Text">print</text:span> kommt diese Funktion aus bereits im System integrierten Bereich. Wir müssen also nichts in unser Python-Programm importieren, um diese Funktion nutzen zu können.</text:p>
      <text:p text:style-name="Text_20_body">In den darauffolgenden Linien wird die Nutzungsweise beschreiben.</text:p>
      <text:p text:style-name="Text_20_body">Man sieht bei dieser Funktion, dass weitere Parameter übergeben werden können (was auch Sinn ergibt, sonst wird nichts ausgegeben). Auch sind bereits Parameter mit Standardausgaben belegt wie beispielsweise der Separator <text:span text:style-name="Source_20_Text">sep=' '</text:span> als Leerzeichen.</text:p>
      <text:p text:style-name="Text_20_body">Hier können wir eingreifen, wenn gewünscht. Anstelle des Leerzeichens des Separators lassen wir einen Unterstrich ausgeben:</text:p>
      <text:p text:style-name="P3"><text:span text:style-name="Source_20_Text">&gt;&gt;&gt; print("Hallo", "Welt", "Wie", sep='_')</text:span></text:p>
      <text:p text:style-name="Text_20_body">Als Ergebnis erhalten wir:</text:p>
      <text:p text:style-name="Text_20_body">Hallo_Welt_Wie</text:p>
      <text:p text:style-name="Text_20_body">Schauen wir uns eine weitere Funktion an: hex</text:p>
      <text:p text:style-name="Text_20_body">&gt;&gt;&gt; help(hex)</text:p>
      <text:p text:style-name="Text_20_body">Help on built-in function hex in module builtins:</text:p>
      <text:p text:style-name="Text_20_body"><text:soft-page-break/>hex(number, /)</text:p>
      <text:p text:style-name="Text_20_body">Return the hexadecimal representation of an integer.</text:p>
      <text:p text:style-name="Text_20_body">&gt;&gt;&gt; hex(12648430)</text:p>
      <text:p text:style-name="Text_20_body">'0xc0ffee'</text:p>
      <text:p text:style-name="Text_20_body">Wir haben wieder eine Funktion die „ab Werk“ sofort in Python zur Verfügung steht.</text:p>
      <text:p text:style-name="Text_20_body">Es wird eine Ganzzahl (Integer) als Hexadezimale Zahl ausgegeben:</text:p>
      <text:p text:style-name="Preformatted_20_Text"><text:span text:style-name="Source_20_Text">&gt;&gt;&gt; hex(255)</text:span></text:p>
      <text:p text:style-name="P3"><text:span text:style-name="Source_20_Text">'0xff'</text:span></text:p>
      <text:p text:style-name="Text_20_body">Wir sehen, dass wir als Rückgabe einen String erhalten – daher wird der Rückgabewert in Anführungszeichen ausgegeben.</text:p>
      <text:p text:style-name="Text_20_body">Wofür steht das „0x“? Das ist sehr einfach: das x steht für „heXadezimal“. Hätten wir einen binären Wert (z.B. 0110011) würde als Präfix „0b“ für „Binär“ ausgegeben. Für eine klare Abgrenzung zu einer dezimalen Zahl fangen hexadezimale und binäre Zahlen immer damit an – das wurde bereits in der ANSI Norm für C Compiler anno dazumal festgelegt.</text:p>
      <text:p text:style-name="Text_20_body">Siehe dazu einfach auch <text:span text:style-name="Source_20_Text">help(bin)</text:span></text:p>
      <text:p text:style-name="Text_20_body">Durch die Schreibweise wird auch direkt im Python-Interpreter eine binäre bzw. Hexadezimale Eingabe in dezimaler Ausgabe zurückgegeben:</text:p>
      <text:p text:style-name="Preformatted_20_Text"><text:span text:style-name="Source_20_Text">&gt;&gt;&gt; 0xff</text:span></text:p>
      <text:p text:style-name="P3"><text:span text:style-name="Source_20_Text">255</text:span></text:p>
      <text:h text:style-name="Heading_20_2" text:outline-level="2">Liste von Modulen</text:h>
      <text:p text:style-name="Text_20_body">Um alle weiteren Module angezeigt zu bekommen, einfach eingeben:</text:p>
      <text:p text:style-name="P3"><text:span text:style-name="Source_20_Text">&gt;&gt;&gt; help('modules')</text:span></text:p>
      <text:p text:style-name="Text_20_body">Wir bekommen daraufhin eine sehr umfangreiche Ausgabe aller Module:</text:p>
      <text:p text:style-name="Text_20_body">&gt;&gt;&gt; help('modules')</text:p>
      <text:p text:style-name="Text_20_body">Please wait a moment while I gather a list of all available modules...</text:p>
      <text:p text:style-name="Preformatted_20_Text">__future__ <text:s text:c="9"/>_threading_local <text:s text:c="3"/>getpass <text:s text:c="12"/>rlcompleter</text:p>
      <text:p text:style-name="Preformatted_20_Text">_abc <text:s text:c="15"/>_tkinter <text:s text:c="11"/>gettext <text:s text:c="12"/>runpy</text:p>
      <text:p text:style-name="Preformatted_20_Text">_ast <text:s text:c="15"/>_tracemalloc <text:s text:c="7"/>glob <text:s text:c="15"/>sched</text:p>
      <text:p text:style-name="Preformatted_20_Text">_asyncio <text:s text:c="11"/>_uuid <text:s text:c="14"/>grp <text:s text:c="16"/>secrets</text:p>
      <text:p text:style-name="Preformatted_20_Text">_bisect <text:s text:c="12"/>_warnings <text:s text:c="10"/>gzip <text:s text:c="15"/>select</text:p>
      <text:p text:style-name="Preformatted_20_Text">_blake2 <text:s text:c="12"/>_weakref <text:s text:c="11"/>hashlib <text:s text:c="12"/>selectors</text:p>
      <text:p text:style-name="Preformatted_20_Text">_bootlocale <text:s text:c="8"/>_weakrefset <text:s text:c="8"/>heapq <text:s text:c="14"/>setuptools</text:p>
      <text:p text:style-name="Preformatted_20_Text">_bz2 <text:s text:c="15"/>_xxtestfuzz <text:s text:c="8"/>hmac <text:s text:c="15"/>shelve</text:p>
      <text:p text:style-name="Preformatted_20_Text">_codecs <text:s text:c="12"/>abc <text:s text:c="16"/>html <text:s text:c="15"/>shlex</text:p>
      <text:p text:style-name="Preformatted_20_Text">_codecs_cn <text:s text:c="9"/>aifc <text:s text:c="15"/>http <text:s text:c="15"/>shutil</text:p>
      <text:p text:style-name="Preformatted_20_Text">_codecs_hk <text:s text:c="9"/>antigravity <text:s text:c="8"/>idlelib <text:s text:c="12"/>signal</text:p>
      <text:p text:style-name="Preformatted_20_Text">_codecs_iso2022 <text:s text:c="4"/>argparse <text:s text:c="11"/>imaplib <text:s text:c="12"/>site</text:p>
      <text:p text:style-name="Preformatted_20_Text">_codecs_jp <text:s text:c="9"/>array <text:s text:c="14"/>imghdr <text:s text:c="13"/>smtpd</text:p>
      <text:p text:style-name="Preformatted_20_Text">_codecs_kr <text:s text:c="9"/>ast <text:s text:c="16"/>imp <text:s text:c="16"/>smtplib</text:p>
      <text:p text:style-name="Preformatted_20_Text">_codecs_tw <text:s text:c="9"/>asynchat <text:s text:c="11"/>importlib <text:s text:c="10"/>sndhdr</text:p>
      <text:p text:style-name="Preformatted_20_Text">_collections <text:s text:c="7"/>asyncio <text:s text:c="12"/>inspect <text:s text:c="12"/>socket</text:p>
      <text:p text:style-name="Preformatted_20_Text"><text:soft-page-break/>_collections_abc <text:s text:c="3"/>asyncore <text:s text:c="11"/>io <text:s text:c="17"/>socketserver</text:p>
      <text:p text:style-name="Preformatted_20_Text">_compat_pickle <text:s text:c="5"/>atexit <text:s text:c="13"/>ipaddress <text:s text:c="10"/>sqlite3</text:p>
      <text:p text:style-name="Preformatted_20_Text">_compression <text:s text:c="7"/>audioop <text:s text:c="12"/>itertools <text:s text:c="10"/>sre_compile</text:p>
      <text:p text:style-name="Preformatted_20_Text">_contextvars <text:s text:c="7"/>base64 <text:s text:c="13"/>json <text:s text:c="15"/>sre_constants</text:p>
      <text:p text:style-name="Preformatted_20_Text">_crypt <text:s text:c="13"/>bdb <text:s text:c="16"/>keyword <text:s text:c="12"/>sre_parse</text:p>
      <text:p text:style-name="Preformatted_20_Text">_csv <text:s text:c="15"/>binascii <text:s text:c="11"/>lib2to3 <text:s text:c="12"/>ssl</text:p>
      <text:p text:style-name="Preformatted_20_Text">_ctypes <text:s text:c="12"/>binhex <text:s text:c="13"/>linecache <text:s text:c="10"/>stat</text:p>
      <text:p text:style-name="Preformatted_20_Text">_ctypes_test <text:s text:c="7"/>bisect <text:s text:c="13"/>locale <text:s text:c="13"/>statistics</text:p>
      <text:p text:style-name="Preformatted_20_Text">_curses <text:s text:c="12"/>builtins <text:s text:c="11"/>logging <text:s text:c="12"/>string</text:p>
      <text:p text:style-name="Preformatted_20_Text">_curses_panel <text:s text:c="6"/>bz2 <text:s text:c="16"/>lzma <text:s text:c="15"/>stringprep</text:p>
      <text:p text:style-name="Preformatted_20_Text">_datetime <text:s text:c="10"/>cProfile <text:s text:c="11"/>macpath <text:s text:c="12"/>struct</text:p>
      <text:p text:style-name="Preformatted_20_Text">_dbm <text:s text:c="15"/>calendar <text:s text:c="11"/>mailbox <text:s text:c="12"/>subprocess</text:p>
      <text:p text:style-name="Preformatted_20_Text">_decimal <text:s text:c="11"/>cgi <text:s text:c="16"/>mailcap <text:s text:c="12"/>sunau</text:p>
      <text:p text:style-name="Preformatted_20_Text">_dummy_thread <text:s text:c="6"/>cgitb <text:s text:c="14"/>marshal <text:s text:c="12"/>symbol</text:p>
      <text:p text:style-name="Preformatted_20_Text">_elementtree <text:s text:c="7"/>chunk <text:s text:c="14"/>math <text:s text:c="15"/>symtable</text:p>
      <text:p text:style-name="Preformatted_20_Text">_functools <text:s text:c="9"/>cmath <text:s text:c="14"/>mimetypes <text:s text:c="10"/>sys</text:p>
      <text:p text:style-name="Preformatted_20_Text">_hashlib <text:s text:c="11"/>cmd <text:s text:c="16"/>mmap <text:s text:c="15"/>sysconfig</text:p>
      <text:p text:style-name="Preformatted_20_Text">_heapq <text:s text:c="13"/>code <text:s text:c="15"/>modulefinder <text:s text:c="7"/>syslog</text:p>
      <text:p text:style-name="Preformatted_20_Text">_imp <text:s text:c="15"/>codecs <text:s text:c="13"/>multiprocessing <text:s text:c="4"/>tabnanny</text:p>
      <text:p text:style-name="Preformatted_20_Text">_io <text:s text:c="16"/>codeop <text:s text:c="13"/>netrc <text:s text:c="14"/>tarfile</text:p>
      <text:p text:style-name="Preformatted_20_Text">_json <text:s text:c="14"/>collections <text:s text:c="8"/>nis <text:s text:c="16"/>telnetlib</text:p>
      <text:p text:style-name="Preformatted_20_Text">_locale <text:s text:c="12"/>colorsys <text:s text:c="11"/>nntplib <text:s text:c="12"/>tempfile</text:p>
      <text:p text:style-name="Preformatted_20_Text">_lsprof <text:s text:c="12"/>compileall <text:s text:c="9"/>ntpath <text:s text:c="13"/>termios</text:p>
      <text:p text:style-name="Preformatted_20_Text">_lzma <text:s text:c="14"/>concurrent <text:s text:c="9"/>nturl2path <text:s text:c="9"/>test</text:p>
      <text:p text:style-name="Preformatted_20_Text">_markupbase <text:s text:c="8"/>configparser <text:s text:c="7"/>numbers <text:s text:c="12"/>textwrap</text:p>
      <text:p text:style-name="Preformatted_20_Text">_md5 <text:s text:c="15"/>contextlib <text:s text:c="9"/>opcode <text:s text:c="13"/>this</text:p>
      <text:p text:style-name="Preformatted_20_Text">_multibytecodec <text:s text:c="4"/>contextvars <text:s text:c="8"/>operator <text:s text:c="11"/>threading</text:p>
      <text:p text:style-name="Preformatted_20_Text">_multiprocessing <text:s text:c="3"/>copy <text:s text:c="15"/>optparse <text:s text:c="11"/>time</text:p>
      <text:p text:style-name="Preformatted_20_Text">_opcode <text:s text:c="12"/>copyreg <text:s text:c="12"/>os <text:s text:c="17"/>timeit</text:p>
      <text:p text:style-name="Preformatted_20_Text">_operator <text:s text:c="10"/>crypt <text:s text:c="14"/>parser <text:s text:c="13"/>tkinter</text:p>
      <text:p text:style-name="Preformatted_20_Text">_osx_support <text:s text:c="7"/>csv <text:s text:c="16"/>pathlib <text:s text:c="12"/>token</text:p>
      <text:p text:style-name="Preformatted_20_Text">_pickle <text:s text:c="12"/>ctypes <text:s text:c="13"/>pdb <text:s text:c="16"/>tokenize</text:p>
      <text:p text:style-name="Preformatted_20_Text">_posixsubprocess <text:s text:c="3"/>curses <text:s text:c="13"/>pickle <text:s text:c="13"/>trace</text:p>
      <text:p text:style-name="Preformatted_20_Text">_py_abc <text:s text:c="12"/>dataclasses <text:s text:c="8"/>pickletools <text:s text:c="8"/>traceback</text:p>
      <text:p text:style-name="Preformatted_20_Text">_pydecimal <text:s text:c="9"/>datetime <text:s text:c="11"/>pip <text:s text:c="16"/>tracemalloc</text:p>
      <text:p text:style-name="Preformatted_20_Text">_pyio <text:s text:c="14"/>dbm <text:s text:c="16"/>pipes <text:s text:c="14"/>tty</text:p>
      <text:p text:style-name="Preformatted_20_Text">_queue <text:s text:c="13"/>decimal <text:s text:c="12"/>pkg_resources <text:s text:c="6"/>turtle</text:p>
      <text:p text:style-name="Preformatted_20_Text">_random <text:s text:c="12"/>difflib <text:s text:c="12"/>pkgutil <text:s text:c="12"/>turtledemo</text:p>
      <text:p text:style-name="Preformatted_20_Text">_scproxy <text:s text:c="11"/>dis <text:s text:c="16"/>platform <text:s text:c="11"/>types</text:p>
      <text:p text:style-name="Preformatted_20_Text">_sha1 <text:s text:c="14"/>distutils <text:s text:c="10"/>plistlib <text:s text:c="11"/>typing</text:p>
      <text:p text:style-name="Preformatted_20_Text">_sha256 <text:s text:c="12"/>doctest <text:s text:c="12"/>poplib <text:s text:c="13"/>unicodedata</text:p>
      <text:p text:style-name="Preformatted_20_Text">_sha3 <text:s text:c="14"/>dummy_threading <text:s text:c="4"/>posix <text:s text:c="14"/>unittest</text:p>
      <text:p text:style-name="Preformatted_20_Text">_sha512 <text:s text:c="12"/>easy_install <text:s text:c="7"/>posixpath <text:s text:c="10"/>urllib</text:p>
      <text:p text:style-name="Preformatted_20_Text">_signal <text:s text:c="12"/>email <text:s text:c="14"/>pprint <text:s text:c="13"/>uu</text:p>
      <text:p text:style-name="Preformatted_20_Text">_sitebuiltins <text:s text:c="6"/>encodings <text:s text:c="10"/>profile <text:s text:c="12"/>uuid</text:p>
      <text:p text:style-name="Preformatted_20_Text">_socket <text:s text:c="12"/>ensurepip <text:s text:c="10"/>pstats <text:s text:c="13"/>venv</text:p>
      <text:p text:style-name="Preformatted_20_Text">_sqlite3 <text:s text:c="11"/>enum <text:s text:c="15"/>pty <text:s text:c="16"/>warnings</text:p>
      <text:p text:style-name="Preformatted_20_Text">_sre <text:s text:c="15"/>errno <text:s text:c="14"/>pwd <text:s text:c="16"/>wave</text:p>
      <text:p text:style-name="Preformatted_20_Text">_ssl <text:s text:c="15"/>faulthandler <text:s text:c="7"/>py_compile <text:s text:c="9"/>weakref</text:p>
      <text:p text:style-name="Preformatted_20_Text">_stat <text:s text:c="14"/>fcntl <text:s text:c="14"/>pyclbr <text:s text:c="13"/>webbrowser</text:p>
      <text:p text:style-name="Preformatted_20_Text">_string <text:s text:c="12"/>filecmp <text:s text:c="12"/>pydoc <text:s text:c="14"/>wsgiref</text:p>
      <text:p text:style-name="Preformatted_20_Text">_strptime <text:s text:c="10"/>fileinput <text:s text:c="10"/>pydoc_data <text:s text:c="9"/>xdrlib</text:p>
      <text:p text:style-name="Preformatted_20_Text">_struct <text:s text:c="12"/>fnmatch <text:s text:c="12"/>pyexpat <text:s text:c="12"/>xml</text:p>
      <text:p text:style-name="Preformatted_20_Text">_symtable <text:s text:c="10"/>formatter <text:s text:c="10"/>queue <text:s text:c="14"/>xmlrpc</text:p>
      <text:p text:style-name="Preformatted_20_Text">_sysconfigdata_m_darwin_darwin fractions <text:s text:c="10"/>quopri <text:s text:c="13"/>xxlimited</text:p>
      <text:p text:style-name="Preformatted_20_Text">_testbuffer <text:s text:c="8"/>ftplib <text:s text:c="13"/>random <text:s text:c="13"/>xxsubtype</text:p>
      <text:p text:style-name="Preformatted_20_Text">_testcapi <text:s text:c="10"/>functools <text:s text:c="10"/>re <text:s text:c="17"/>zipapp</text:p>
      <text:p text:style-name="Preformatted_20_Text">_testimportmultiple gc <text:s text:c="17"/>readline <text:s text:c="11"/>zipfile</text:p>
      <text:p text:style-name="Preformatted_20_Text">_testmultiphase <text:s text:c="4"/>genericpath <text:s text:c="8"/>reprlib <text:s text:c="12"/>zipimport</text:p>
      <text:p text:style-name="P3">_thread <text:s text:c="12"/>getopt <text:s text:c="13"/>resource <text:s text:c="11"/>zlib</text:p>
      <text:p text:style-name="Text_20_body">Enter any module name to get more help. Or, type "modules spam" to search</text:p>
      <text:p text:style-name="Text_20_body"><text:soft-page-break/>for modules whose name or summary contain the string "spam".</text:p>
      <text:p text:style-name="Text_20_body">Um ein Modul nutzen zu können, müssen wir dieses im ersten Schritt importieren:</text:p>
      <text:p text:style-name="P3"><text:span text:style-name="Source_20_Text">import math</text:span></text:p>
      <text:p text:style-name="Text_20_body">Zur Kontrolle, ob der Import geklappt hat und uns dieses Modul zur Verfügung steht, können wir die Funktion <text:span text:style-name="Source_20_Text">dir()</text:span> aufrufen.</text:p>
      <text:p text:style-name="P3"><text:span text:style-name="Source_20_Text">dir()</text:span></text:p>
      <text:p text:style-name="Text_20_body">Nun sollte das Modul zusätzlich erscheinen:</text:p>
      <text:p text:style-name="Text_20_body">&gt;&gt;&gt; dir()</text:p>
      <text:p text:style-name="Text_20_body">['__annotations__', '__builtins__', '__doc__', '__loader__', '__name__', '__package__', '__spec__', 'math']</text:p>
      <text:p text:style-name="Text_20_body">Um die nun durch „math“ möglichen Funktionen anzusehen, einfach auf diese <text:span text:style-name="Source_20_Text">dir(math)</text:span> anwenden.</text:p>
      <text:p text:style-name="Text_20_body">&gt;&gt;&gt; dir(math)</text:p>
      <text:p text:style-name="Text_20_body">['__doc__', '__file__', '__loader__', '__name__', '__package__', '__spec__', 'acos', 'acosh', 'asin', 'asinh', 'atan', 'atan2', 'atanh', 'ceil', 'copysign', 'cos', 'cosh', 'degrees', 'e', 'erf', 'erfc', 'exp', 'expm1', 'fabs', 'factorial', 'floor', 'fmod', 'frexp', 'fsum', 'gamma', 'gcd', 'hypot', 'inf', 'isclose', 'isfinite', 'isinf', 'isnan', 'ldexp', 'lgamma', 'log', 'log10', 'log1p', 'log2', 'modf', 'nan', 'pi', 'pow', 'radians', 'remainder', 'sin', 'sinh', 'sqrt', 'tan', 'tanh', 'tau', 'trunc']</text:p>
      <text:p text:style-name="Text_20_body">Es werden bei dem Aufruf keine Anführungszeichen verwendet! Wir wollen das Modul nutzen und nicht einen Zeichenkette (string).</text:p>
      <text:p text:style-name="Text_20_body">Um nun weitere Hilfen über help für die im Modul math vorhandenen Möglichkeiten zu bekommen muss immer das Modul mit angegeben werden. Ansonsten bekommen wir eine „Traceback“-Fehlermeldung.</text:p>
      <text:p text:style-name="Preformatted_20_Text"><text:span text:style-name="Source_20_Text">&gt;&gt;&gt; help(math.sin)</text:span></text:p>
      <text:p text:style-name="Preformatted_20_Text"><text:span text:style-name="Source_20_Text">Help on built-in function sin in module math:</text:span></text:p>
      <text:p text:style-name="Preformatted_20_Text"><text:span text:style-name="Source_20_Text">sin(x, /)</text:span></text:p>
      <text:p text:style-name="P3"><text:span text:style-name="Source_20_Text"><text:s text:c="4"/>Return the sine of x (measured in radians).</text:span></text:p>
      <text:p text:style-name="Text_20_body">Testen wir die Sinusfunktion:</text:p>
      <text:p text:style-name="Preformatted_20_Text"><text:span text:style-name="Source_20_Text">&gt;&gt;&gt; sin(45)</text:span></text:p>
      <text:p text:style-name="Preformatted_20_Text"><text:span text:style-name="Source_20_Text">Traceback (most recent call last):</text:span></text:p>
      <text:p text:style-name="Preformatted_20_Text"><text:span text:style-name="Source_20_Text"><text:s text:c="2"/>File "&lt;pyshell#33&gt;", line 1, in &lt;module&gt;</text:span></text:p>
      <text:p text:style-name="Preformatted_20_Text"><text:span text:style-name="Source_20_Text"><text:s text:c="4"/>sin(45)</text:span></text:p>
      <text:p text:style-name="P3"><text:span text:style-name="Source_20_Text">NameError: name 'sin' is not defined</text:span></text:p>
      <text:p text:style-name="Text_20_body">Wir erhalten als Fehler einen NameError.</text:p>
      <text:p text:style-name="Text_20_body">Wir müssen also immer den Pfad zur Funktion „math“ angeben, um die Funktion nutzen zu können.</text:p>
      <text:p text:style-name="Preformatted_20_Text"><text:span text:style-name="Source_20_Text">&gt;&gt;&gt; math.sin(45)</text:span></text:p>
      <text:p text:style-name="P3"><text:span text:style-name="Source_20_Text">0.850903524534118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1T12:40:31.157989680</meta:creation-date>
    <dc:date>2022-03-01T12:41:37.444018771</dc:date>
    <meta:editing-duration>PT1M8S</meta:editing-duration>
    <meta:editing-cycles>1</meta:editing-cycles>
    <meta:document-statistic meta:table-count="0" meta:image-count="0" meta:object-count="0" meta:page-count="5" meta:paragraph-count="164" meta:word-count="1281" meta:character-count="12898" meta:non-whitespace-character-count="9142"/>
    <meta:generator>LibreOffice/6.1.5.2$Linux_ARM_EABI LibreOffice_project/10$Build-2</meta:generator>
  </office:meta>
</office:document-meta>
</file>